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rsid="0017b53e" officeooo:paragraph-rsid="0017b53e"/>
    </style:style>
    <style:style style:name="T1" style:family="text">
      <style:text-properties officeooo:rsid="0017ec00"/>
    </style:style>
    <style:style style:name="T2" style:family="text">
      <style:text-properties officeooo:rsid="001b04a1"/>
    </style:style>
    <style:style style:name="T3" style:family="text">
      <style:text-properties officeooo:rsid="001e9144"/>
    </style:style>
    <style:style style:name="T4" style:family="text">
      <style:text-properties officeooo:rsid="00200f77"/>
    </style:style>
    <style:style style:name="T5" style:family="text">
      <style:text-properties officeooo:rsid="0025ea11"/>
    </style:style>
    <style:style style:name="T6" style:family="text">
      <style:text-properties officeooo:rsid="0028320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1 John 4:1-6</text:h>
      <text:h text:style-name="Heading_20_2" text:outline-level="2"><text:bookmark text:name="en-GNT-33626"/>The True Spirit and the False Spirit</text:h>
      <text:list xml:id="list3384211539" text:style-name="L1">
        <text:list-item>
          <text:p text:style-name="P1">My dear friends, do not believe all who claim to have the Spirit, but test them to find out if the spirit they have comes from God. For many false prophets have gone out everywhere. This is how you will be able to know whether it is God's Spirit: anyone who acknowledges that Jesus Christ came as a human being has the Spirit who comes from God. But anyone who denies this about Jesus does not have the Spirit from God. The spirit that he has is from the Enemy of Christ; you heard that it would come, and now it is here in the world already. But you belong to God, my children, and have defeated the false prophets, because the Spirit who is in you is more powerful than the spirit in those who belong to the world. Those false prophets speak about matters of the world, and the world listens to them because they belong to the world. But we belong to God. Whoever knows God listens to us; whoever does not belong to God does not listen to us. This, then, is how we can tell the difference between the Spirit of truth and the spirit of error.</text:p>
        </text:list-item>
        <text:list-item>
          <text:p text:style-name="P2">There is the true and the false spirit. We should test all spirits <text:span text:style-name="T5">to determine</text:span> <text:span text:style-name="T5">the spirit we’re dealing with </text:span>otherwise we’ll be deceived. <text:span text:style-name="T1">False spirits deny that Jesus came in human form, hence if we hear this we know it’s a false spirit, </text:span><text:span text:style-name="T6">this is</text:span><text:span text:style-name="T1"> </text:span><text:span text:style-name="T2">the enemy of Christ. </text:span><text:span text:style-name="T3">The true spirit in us is greater than the spirit in the word, we’ve defeated the false spirit and the false prophets. </text:span><text:span text:style-name="T4">The false spirit teaches about the world, but we belong to God we follow the teachings of heaven.</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5T10:46:42.657815572</meta:creation-date>
    <dc:date>2022-05-25T10:58:50.695984418</dc:date>
    <meta:editing-duration>PT12M4S</meta:editing-duration>
    <meta:editing-cycles>10</meta:editing-cycles>
    <meta:generator>LibreOffice/6.4.7.2$Linux_X86_64 LibreOffice_project/40$Build-2</meta:generator>
    <meta:document-statistic meta:table-count="0" meta:image-count="0" meta:object-count="0" meta:page-count="1" meta:paragraph-count="4" meta:word-count="304" meta:character-count="1577" meta:non-whitespace-character-count="1279"/>
  </office:meta>
</office:document-meta>
</file>